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09cm"/>
    </style:style>
    <style:style style:name="co7" style:family="table-column">
      <style:table-column-properties fo:break-before="auto" style:column-width="2.342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0.64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53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5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33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3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3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"/>
    <style:style style:name="ce49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number-columns-repeated="5" table:default-cell-style-name="ce33"/>
        <table:table-column table:style-name="co2" table:number-columns-repeated="902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ltado médio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Acerto médio</text:p>
          </table:table-cell>
          <table:covered-table-cell table:number-columns-repeated="3" table:style-name="ce35"/>
          <table:covered-table-cell table:style-name="ce49"/>
          <table:covered-table-cell/>
          <table:table-cell table:number-columns-repeated="90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3"/>
          <table:table-cell table:style-name="ce40" office:value-type="string" calcext:value-type="string" table:number-columns-spanned="5" table:number-rows-spanned="1">
            <text:p>n</text:p>
          </table:table-cell>
          <table:covered-table-cell table:number-columns-repeated="2" table:style-name="ce35"/>
          <table:covered-table-cell table:style-name="ce49"/>
          <table:covered-table-cell/>
          <table:table-cell table:number-columns-repeated="902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B3]*2" office:value-type="float" office:value="2000" calcext:value-type="float">
            <text:p>2000</text:p>
          </table:table-cell>
          <table:table-cell table:style-name="ce1" table:formula="of:=[.C3]*2" office:value-type="float" office:value="4000" calcext:value-type="float">
            <text:p>4000</text:p>
          </table:table-cell>
          <table:table-cell table:style-name="ce1" table:formula="of:=[.D3]*2" office:value-type="float" office:value="8000" calcext:value-type="float">
            <text:p>8000</text:p>
          </table:table-cell>
          <table:table-cell table:style-name="ce1" table:formula="of:=[.E3]*2" office:value-type="float" office:value="16000" calcext:value-type="float">
            <text:p>16000</text:p>
          </table:table-cell>
          <table:table-cell/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I3]*2" office:value-type="float" office:value="2000" calcext:value-type="float">
            <text:p>2000</text:p>
          </table:table-cell>
          <table:table-cell table:style-name="ce1" table:formula="of:=[.J3]*2" office:value-type="float" office:value="4000" calcext:value-type="float">
            <text:p>4000</text:p>
          </table:table-cell>
          <table:table-cell table:style-name="ce1" table:formula="of:=[.K3]*2" office:value-type="float" office:value="8000" calcext:value-type="float">
            <text:p>8000</text:p>
          </table:table-cell>
          <table:table-cell table:style-name="ce1" table:formula="of:=[.L3]*2" office:value-type="float" office:value="16000" calcext:value-type="float">
            <text:p>16000</text:p>
          </table:table-cell>
          <table:table-cell/>
          <table:table-cell table:style-name="ce5" office:value-type="string" calcext:value-type="string">
            <text:p>p</text:p>
          </table:table-cell>
          <table:table-cell table:style-name="ce41" office:value-type="float" office:value="500000000" calcext:value-type="float">
            <text:p>500000000</text:p>
          </table:table-cell>
          <table:table-cell table:style-name="ce41" table:formula="of:=[.P3]*2" office:value-type="float" office:value="1000000000" calcext:value-type="float">
            <text:p>1000000000</text:p>
          </table:table-cell>
          <table:table-cell table:style-name="ce41" table:formula="of:=[.Q3]*2" office:value-type="float" office:value="2000000000" calcext:value-type="float">
            <text:p>2000000000</text:p>
          </table:table-cell>
          <table:table-cell table:style-name="ce41" table:formula="of:=[.R3]*2" office:value-type="float" office:value="4000000000" calcext:value-type="float">
            <text:p>4000000000</text:p>
          </table:table-cell>
          <table:table-cell table:style-name="ce41" table:formula="of:=[.S3]*2" office:value-type="float" office:value="8000000000" calcext:value-type="float">
            <text:p>8000000000</text:p>
          </table:table-cell>
          <table:table-cell table:number-columns-repeated="9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$data.$E2]" office:value-type="float" office:value="3.78331566666667" calcext:value-type="float">
            <text:p>3,78332</text:p>
          </table:table-cell>
          <table:table-cell table:style-name="ce13" table:formula="of:=[$data.$E5]" office:value-type="float" office:value="7.56350666666667" calcext:value-type="float">
            <text:p>7,56351</text:p>
          </table:table-cell>
          <table:table-cell table:style-name="ce13" table:formula="of:=[$data.$E8]" office:value-type="float" office:value="15.1189196666667" calcext:value-type="float">
            <text:p>15,11892</text:p>
          </table:table-cell>
          <table:table-cell table:style-name="ce13" table:formula="of:=[$data.$E11]" office:value-type="float" office:value="30.1322963333333" calcext:value-type="float">
            <text:p>30,13230</text:p>
          </table:table-cell>
          <table:table-cell table:style-name="ce13" table:formula="of:=[$data.$E14]" office:value-type="float" office:value="60.39195" calcext:value-type="float">
            <text:p>60,3919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9" table:formula="of:=[$data.$G2]" office:value-type="float" office:value="9.000005" calcext:value-type="float">
            <text:p>9,000005</text:p>
          </table:table-cell>
          <table:table-cell table:style-name="ce29" table:formula="of:=[$data.$G5]" office:value-type="float" office:value="9.000001" calcext:value-type="float">
            <text:p>9,000001</text:p>
          </table:table-cell>
          <table:table-cell table:style-name="ce29" table:formula="of:=[$data.$G8]" office:value-type="float" office:value="9" calcext:value-type="float">
            <text:p>9,000000</text:p>
          </table:table-cell>
          <table:table-cell table:style-name="ce29" table:formula="of:=[$data.$G11]" office:value-type="float" office:value="9" calcext:value-type="float">
            <text:p>9,000000</text:p>
          </table:table-cell>
          <table:table-cell table:style-name="ce29" table:formula="of:=[$data.$G14]" office:value-type="float" office:value="9" calcext:value-type="float">
            <text:p>9,00000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number-columns-repeated="90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table:formula="of:=[$data.$E17]" office:value-type="float" office:value="1.898954" calcext:value-type="float">
            <text:p>1,89895</text:p>
          </table:table-cell>
          <table:table-cell table:style-name="ce14" table:formula="of:=[$data.$E20]" office:value-type="float" office:value="3.834298" calcext:value-type="float">
            <text:p>3,83430</text:p>
          </table:table-cell>
          <table:table-cell table:style-name="ce14" table:formula="of:=[$data.$E23]" office:value-type="float" office:value="7.99060733333333" calcext:value-type="float">
            <text:p>7,99061</text:p>
          </table:table-cell>
          <table:table-cell table:style-name="ce14" table:formula="of:=[$data.$E26]" office:value-type="float" office:value="15.424144" calcext:value-type="float">
            <text:p>15,42414</text:p>
          </table:table-cell>
          <table:table-cell table:style-name="ce14" table:formula="of:=[$data.$E29]" office:value-type="float" office:value="30.7902953333333" calcext:value-type="float">
            <text:p>30,7903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30" table:formula="of:=[$data.$G17]" office:value-type="float" office:value="2.250004" calcext:value-type="float">
            <text:p>2,250004</text:p>
          </table:table-cell>
          <table:table-cell table:style-name="ce30" table:formula="of:=[$data.$G20]" office:value-type="float" office:value="2.250001" calcext:value-type="float">
            <text:p>2,250001</text:p>
          </table:table-cell>
          <table:table-cell table:style-name="ce30" table:formula="of:=[$data.$G23]" office:value-type="float" office:value="2.25" calcext:value-type="float">
            <text:p>2,250000</text:p>
          </table:table-cell>
          <table:table-cell table:style-name="ce30" table:formula="of:=[$data.$G26]" office:value-type="float" office:value="2.25" calcext:value-type="float">
            <text:p>2,250000</text:p>
          </table:table-cell>
          <table:table-cell table:style-name="ce30" table:formula="of:=[$data.$G29]" office:value-type="float" office:value="2.25" calcext:value-type="float">
            <text:p>2,25000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43" table:formula="of:=[#REF!]" office:value-type="string" office:string-value="" calcext:value-type="error">
            <text:p>#REF!</text:p>
          </table:table-cell>
          <table:table-cell table:style-name="ce43" table:formula="of:=[#REF!]" office:value-type="string" office:string-value="" calcext:value-type="error">
            <text:p>#REF!</text:p>
          </table:table-cell>
          <table:table-cell table:style-name="ce43" table:formula="of:=[#REF!]" office:value-type="string" office:string-value="" calcext:value-type="error">
            <text:p>#REF!</text:p>
          </table:table-cell>
          <table:table-cell table:style-name="ce43" table:formula="of:=[#REF!]" office:value-type="string" office:string-value="" calcext:value-type="error">
            <text:p>#REF!</text:p>
          </table:table-cell>
          <table:table-cell table:style-name="ce43" table:formula="of:=[#REF!]" office:value-type="string" office:string-value="" calcext:value-type="error">
            <text:p>#REF!</text:p>
          </table:table-cell>
          <table:table-cell table:number-columns-repeated="90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table:formula="of:=[$data.$E32]" office:value-type="float" office:value="0.985843666666667" calcext:value-type="float">
            <text:p>0,98584</text:p>
          </table:table-cell>
          <table:table-cell table:style-name="ce13" table:formula="of:=[$data.$E35]" office:value-type="float" office:value="1.99053166666667" calcext:value-type="float">
            <text:p>1,99053</text:p>
          </table:table-cell>
          <table:table-cell table:style-name="ce13" table:formula="of:=[$data.$E38]" office:value-type="float" office:value="4.01742866666667" calcext:value-type="float">
            <text:p>4,01743</text:p>
          </table:table-cell>
          <table:table-cell table:style-name="ce13" table:formula="of:=[$data.$E41]" office:value-type="float" office:value="7.992787" calcext:value-type="float">
            <text:p>7,99279</text:p>
          </table:table-cell>
          <table:table-cell table:style-name="ce13" table:formula="of:=[$data.$E44]" office:value-type="float" office:value="15.6874793333333" calcext:value-type="float">
            <text:p>15,68748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9" table:formula="of:=[$data.$G32]" office:value-type="float" office:value="0.562504" calcext:value-type="float">
            <text:p>0,562504</text:p>
          </table:table-cell>
          <table:table-cell table:style-name="ce29" table:formula="of:=[$data.$G35]" office:value-type="float" office:value="0.562501" calcext:value-type="float">
            <text:p>0,562501</text:p>
          </table:table-cell>
          <table:table-cell table:style-name="ce29" table:formula="of:=[$data.$G38]" office:value-type="float" office:value="0.5625" calcext:value-type="float">
            <text:p>0,562500</text:p>
          </table:table-cell>
          <table:table-cell table:style-name="ce29" table:formula="of:=[$data.$G41]" office:value-type="float" office:value="0.5625" calcext:value-type="float">
            <text:p>0,562500</text:p>
          </table:table-cell>
          <table:table-cell table:style-name="ce29" table:formula="of:=[$data.$G44]" office:value-type="float" office:value="0.5625" calcext:value-type="float">
            <text:p>0,562500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number-columns-repeated="90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table:formula="of:=[$data.$E47]" office:value-type="float" office:value="0.620757333333333" calcext:value-type="float">
            <text:p>0,62076</text:p>
          </table:table-cell>
          <table:table-cell table:style-name="ce14" table:formula="of:=[$data.$E50]" office:value-type="float" office:value="1.22676866666667" calcext:value-type="float">
            <text:p>1,22677</text:p>
          </table:table-cell>
          <table:table-cell table:style-name="ce14" table:formula="of:=[$data.$E53]" office:value-type="float" office:value="2.43015266666667" calcext:value-type="float">
            <text:p>2,43015</text:p>
          </table:table-cell>
          <table:table-cell table:style-name="ce14" table:formula="of:=[$data.$E56]" office:value-type="float" office:value="4.82411166666667" calcext:value-type="float">
            <text:p>4,82411</text:p>
          </table:table-cell>
          <table:table-cell table:style-name="ce14" table:formula="of:=[$data.$E59]" office:value-type="float" office:value="9.66921566666667" calcext:value-type="float">
            <text:p>9,6692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30" table:formula="of:=[$data.$G47]" office:value-type="float" office:value="0.14063" calcext:value-type="float">
            <text:p>0,140630</text:p>
          </table:table-cell>
          <table:table-cell table:style-name="ce30" table:formula="of:=[$data.$G50]" office:value-type="float" office:value="0.140626" calcext:value-type="float">
            <text:p>0,140626</text:p>
          </table:table-cell>
          <table:table-cell table:style-name="ce30" table:formula="of:=[$data.$G53]" office:value-type="float" office:value="0.140625" calcext:value-type="float">
            <text:p>0,140625</text:p>
          </table:table-cell>
          <table:table-cell table:style-name="ce30" table:formula="of:=[$data.$G56]" office:value-type="float" office:value="0.140625" calcext:value-type="float">
            <text:p>0,140625</text:p>
          </table:table-cell>
          <table:table-cell table:style-name="ce30" table:formula="of:=[$data.$G59]" office:value-type="float" office:value="0.140625" calcext:value-type="float">
            <text:p>0,140625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43" table:formula="of:=[#REF!]" office:value-type="string" office:string-value="" calcext:value-type="error">
            <text:p>#REF!</text:p>
          </table:table-cell>
          <table:table-cell table:style-name="ce43" table:formula="of:=[#REF!]" office:value-type="string" office:string-value="" calcext:value-type="error">
            <text:p>#REF!</text:p>
          </table:table-cell>
          <table:table-cell table:style-name="ce43" table:formula="of:=[#REF!]" office:value-type="string" office:string-value="" calcext:value-type="error">
            <text:p>#REF!</text:p>
          </table:table-cell>
          <table:table-cell table:style-name="ce43" table:formula="of:=[#REF!]" office:value-type="string" office:string-value="" calcext:value-type="error">
            <text:p>#REF!</text:p>
          </table:table-cell>
          <table:table-cell table:style-name="ce43" table:formula="of:=[#REF!]" office:value-type="string" office:string-value="" calcext:value-type="error">
            <text:p>#REF!</text:p>
          </table:table-cell>
          <table:table-cell table:number-columns-repeated="902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3" table:formula="of:=[$data.$E62]" office:value-type="float" office:value="0.481385" calcext:value-type="float">
            <text:p>0,48139</text:p>
          </table:table-cell>
          <table:table-cell table:style-name="ce13" table:formula="of:=[$data.$E65]" office:value-type="float" office:value="0.952565333333333" calcext:value-type="float">
            <text:p>0,95257</text:p>
          </table:table-cell>
          <table:table-cell table:style-name="ce13" table:formula="of:=[$data.$E68]" office:value-type="float" office:value="1.889785" calcext:value-type="float">
            <text:p>1,88979</text:p>
          </table:table-cell>
          <table:table-cell table:style-name="ce13" table:formula="of:=[$data.$E71]" office:value-type="float" office:value="3.701104" calcext:value-type="float">
            <text:p>3,70110</text:p>
          </table:table-cell>
          <table:table-cell table:style-name="ce13" table:formula="of:=[$data.$E74]" office:value-type="float" office:value="7.16384133333333" calcext:value-type="float">
            <text:p>7,1638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29" table:formula="of:=[$data.$G62]" office:value-type="float" office:value="0.035168" calcext:value-type="float">
            <text:p>0,035168</text:p>
          </table:table-cell>
          <table:table-cell table:style-name="ce29" table:formula="of:=[$data.$G65]" office:value-type="float" office:value="0.035157" calcext:value-type="float">
            <text:p>0,035157</text:p>
          </table:table-cell>
          <table:table-cell table:style-name="ce29" table:formula="of:=[$data.$G68]" office:value-type="float" office:value="0.035157" calcext:value-type="float">
            <text:p>0,035157</text:p>
          </table:table-cell>
          <table:table-cell table:style-name="ce29" table:formula="of:=[$data.$G71]" office:value-type="float" office:value="0.035156" calcext:value-type="float">
            <text:p>0,035156</text:p>
          </table:table-cell>
          <table:table-cell table:style-name="ce29" table:formula="of:=[$data.$G74]" office:value-type="float" office:value="0.035156" calcext:value-type="float">
            <text:p>0,03515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style-name="ce42" table:formula="of:=[#REF!]" office:value-type="string" office:string-value="" calcext:value-type="error">
            <text:p>#REF!</text:p>
          </table:table-cell>
          <table:table-cell table:number-columns-repeated="902"/>
        </table:table-row>
        <table:table-row table:style-name="ro1">
          <table:table-cell table:style-name="ce6" table:number-columns-repeated="6"/>
          <table:table-cell/>
          <table:table-cell table:style-name="ce2" office:value-type="string" calcext:value-type="string" table:number-columns-spanned="6" table:number-rows-spanned="1">
            <text:p>Desvio Padrã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9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9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I11]*2" office:value-type="float" office:value="2000" calcext:value-type="float">
            <text:p>2000</text:p>
          </table:table-cell>
          <table:table-cell table:style-name="ce1" table:formula="of:=[.J11]*2" office:value-type="float" office:value="4000" calcext:value-type="float">
            <text:p>4000</text:p>
          </table:table-cell>
          <table:table-cell table:style-name="ce1" table:formula="of:=[.K11]*2" office:value-type="float" office:value="8000" calcext:value-type="float">
            <text:p>8000</text:p>
          </table:table-cell>
          <table:table-cell table:style-name="ce1" table:formula="of:=[.L11]*2" office:value-type="float" office:value="16000" calcext:value-type="float">
            <text:p>16000</text:p>
          </table:table-cell>
          <table:table-cell table:number-columns-repeated="909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1000" calcext:value-type="float">
            <text:p>1000</text:p>
          </table:table-cell>
          <table:table-cell table:style-name="ce17" table:formula="of:=[.C3]" office:value-type="float" office:value="2000" calcext:value-type="float">
            <text:p>2000</text:p>
          </table:table-cell>
          <table:table-cell table:style-name="ce17" table:formula="of:=[.D3]" office:value-type="float" office:value="4000" calcext:value-type="float">
            <text:p>4000</text:p>
          </table:table-cell>
          <table:table-cell table:style-name="ce17" table:formula="of:=[.E3]" office:value-type="float" office:value="8000" calcext:value-type="float">
            <text:p>8000</text:p>
          </table:table-cell>
          <table:table-cell table:style-name="ce17" table:formula="of:=[.F3]" office:value-type="float" office:value="16000" calcext:value-type="float">
            <text:p>1600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9" table:formula="of:=[$data.$H11]" office:value-type="float" office:value="0" calcext:value-type="float">
            <text:p>0,000000</text:p>
          </table:table-cell>
          <table:table-cell table:style-name="ce29" table:formula="of:=[$data.$H14]" office:value-type="float" office:value="0" calcext:value-type="float">
            <text:p>0,000000</text:p>
          </table:table-cell>
          <table:table-cell table:style-name="ce29" table:formula="of:=[$data.$H17]" office:value-type="float" office:value="0" calcext:value-type="float">
            <text:p>0,000000</text:p>
          </table:table-cell>
          <table:table-cell table:style-name="ce29" table:formula="of:=[$data.$H20]" office:value-type="float" office:value="0" calcext:value-type="float">
            <text:p>0,000000</text:p>
          </table:table-cell>
          <table:table-cell table:style-name="ce29" table:formula="of:=[$data.$H23]" office:value-type="float" office:value="0" calcext:value-type="float">
            <text:p>0,000000</text:p>
          </table:table-cell>
          <table:table-cell table:number-columns-repeated="9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30" table:formula="of:=[$data.$H26]" office:value-type="float" office:value="0" calcext:value-type="float">
            <text:p>0,000000</text:p>
          </table:table-cell>
          <table:table-cell table:style-name="ce30" table:formula="of:=[$data.$H29]" office:value-type="float" office:value="0" calcext:value-type="float">
            <text:p>0,000000</text:p>
          </table:table-cell>
          <table:table-cell table:style-name="ce30" table:formula="of:=[$data.$H32]" office:value-type="float" office:value="0" calcext:value-type="float">
            <text:p>0,000000</text:p>
          </table:table-cell>
          <table:table-cell table:style-name="ce30" table:formula="of:=[$data.$H35]" office:value-type="float" office:value="0" calcext:value-type="float">
            <text:p>0,000000</text:p>
          </table:table-cell>
          <table:table-cell table:style-name="ce30" table:formula="of:=[$data.$H38]" office:value-type="float" office:value="0" calcext:value-type="float">
            <text:p>0,000000</text:p>
          </table:table-cell>
          <table:table-cell table:number-columns-repeated="90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1.99231559409373" calcext:value-type="float">
            <text:p>1,9923</text:p>
          </table:table-cell>
          <table:table-cell table:style-name="ce21" table:formula="of:=[.C4]/[.C5]" office:value-type="float" office:value="1.97259228851453" calcext:value-type="float">
            <text:p>1,9726</text:p>
          </table:table-cell>
          <table:table-cell table:style-name="ce21" table:formula="of:=[.D4]/[.D5]" office:value-type="float" office:value="1.8920864254707" calcext:value-type="float">
            <text:p>1,8921</text:p>
          </table:table-cell>
          <table:table-cell table:style-name="ce21" table:formula="of:=[.E4]/[.E5]" office:value-type="float" office:value="1.95357981184131" calcext:value-type="float">
            <text:p>1,9536</text:p>
          </table:table-cell>
          <table:table-cell table:style-name="ce21" table:formula="of:=[.F4]/[.F5]" office:value-type="float" office:value="1.96139560683655" calcext:value-type="float">
            <text:p>1,961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9" table:formula="of:=[$data.$H41]" office:value-type="float" office:value="0" calcext:value-type="float">
            <text:p>0,000000</text:p>
          </table:table-cell>
          <table:table-cell table:style-name="ce29" table:formula="of:=[$data.$H44]" office:value-type="float" office:value="0" calcext:value-type="float">
            <text:p>0,000000</text:p>
          </table:table-cell>
          <table:table-cell table:style-name="ce29" table:formula="of:=[$data.$H47]" office:value-type="float" office:value="0" calcext:value-type="float">
            <text:p>0,000000</text:p>
          </table:table-cell>
          <table:table-cell table:style-name="ce29" table:formula="of:=[$data.$H50]" office:value-type="float" office:value="0" calcext:value-type="float">
            <text:p>0,000000</text:p>
          </table:table-cell>
          <table:table-cell table:style-name="ce29" table:formula="of:=[$data.$H53]" office:value-type="float" office:value="0" calcext:value-type="float">
            <text:p>0,000000</text:p>
          </table:table-cell>
          <table:table-cell table:number-columns-repeated="90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3.83764261473506" calcext:value-type="float">
            <text:p>3,8376</text:p>
          </table:table-cell>
          <table:table-cell table:style-name="ce20" table:formula="of:=[.C4]/[.C6]" office:value-type="float" office:value="3.79974194499125" calcext:value-type="float">
            <text:p>3,7997</text:p>
          </table:table-cell>
          <table:table-cell table:style-name="ce20" table:formula="of:=[.D4]/[.D6]" office:value-type="float" office:value="3.76333244996011" calcext:value-type="float">
            <text:p>3,7633</text:p>
          </table:table-cell>
          <table:table-cell table:style-name="ce20" table:formula="of:=[.E4]/[.E6]" office:value-type="float" office:value="3.76993611031213" calcext:value-type="float">
            <text:p>3,7699</text:p>
          </table:table-cell>
          <table:table-cell table:style-name="ce20" table:formula="of:=[.F4]/[.F6]" office:value-type="float" office:value="3.84969112734874" calcext:value-type="float">
            <text:p>3,8497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30" table:formula="of:=[$data.$H56]" office:value-type="float" office:value="0" calcext:value-type="float">
            <text:p>0,000000</text:p>
          </table:table-cell>
          <table:table-cell table:style-name="ce30" table:formula="of:=[$data.$H59]" office:value-type="float" office:value="0" calcext:value-type="float">
            <text:p>0,000000</text:p>
          </table:table-cell>
          <table:table-cell table:style-name="ce30" table:formula="of:=[$data.$H62]" office:value-type="float" office:value="0" calcext:value-type="float">
            <text:p>0,000000</text:p>
          </table:table-cell>
          <table:table-cell table:style-name="ce30" table:formula="of:=[$data.$H65]" office:value-type="float" office:value="0" calcext:value-type="float">
            <text:p>0,000000</text:p>
          </table:table-cell>
          <table:table-cell table:style-name="ce30" table:formula="of:=[$data.$H68]" office:value-type="float" office:value="0" calcext:value-type="float">
            <text:p>0,000000</text:p>
          </table:table-cell>
          <table:table-cell table:number-columns-repeated="90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6.09467736184618" calcext:value-type="float">
            <text:p>6,0947</text:p>
          </table:table-cell>
          <table:table-cell table:style-name="ce21" table:formula="of:=[.C4]/[.C7]" office:value-type="float" office:value="6.1653895083724" calcext:value-type="float">
            <text:p>6,1654</text:p>
          </table:table-cell>
          <table:table-cell table:style-name="ce21" table:formula="of:=[.D4]/[.D7]" office:value-type="float" office:value="6.22138677707217" calcext:value-type="float">
            <text:p>6,2214</text:p>
          </table:table-cell>
          <table:table-cell table:style-name="ce21" table:formula="of:=[.E4]/[.E7]" office:value-type="float" office:value="6.24618549805543" calcext:value-type="float">
            <text:p>6,2462</text:p>
          </table:table-cell>
          <table:table-cell table:style-name="ce21" table:formula="of:=[.F4]/[.F7]" office:value-type="float" office:value="6.24579615161478" calcext:value-type="float">
            <text:p>6,245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29" table:formula="of:=[$data.$H71]" office:value-type="float" office:value="0" calcext:value-type="float">
            <text:p>0,000000</text:p>
          </table:table-cell>
          <table:table-cell table:style-name="ce29" table:formula="of:=[$data.$H74]" office:value-type="float" office:value="0" calcext:value-type="float">
            <text:p>0,000000</text:p>
          </table:table-cell>
          <table:table-cell table:style-name="ce29" table:formula="of:=[$data.$H77]" office:value-type="float" office:value="0" calcext:value-type="float">
            <text:p>0,000000</text:p>
          </table:table-cell>
          <table:table-cell table:style-name="ce29" table:formula="of:=[$data.$H80]" office:value-type="float" office:value="0" calcext:value-type="float">
            <text:p>0,000000</text:p>
          </table:table-cell>
          <table:table-cell table:style-name="ce29" table:formula="of:=[$data.$H83]" office:value-type="float" office:value="0" calcext:value-type="float">
            <text:p>0,000000</text:p>
          </table:table-cell>
          <table:table-cell table:number-columns-repeated="909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7.85923048426242" calcext:value-type="float">
            <text:p>7,8592</text:p>
          </table:table-cell>
          <table:table-cell table:style-name="ce20" table:formula="of:=[.C4]/[.C8]" office:value-type="float" office:value="7.94014478796905" calcext:value-type="float">
            <text:p>7,9401</text:p>
          </table:table-cell>
          <table:table-cell table:style-name="ce20" table:formula="of:=[.D4]/[.D8]" office:value-type="float" office:value="8.00033848647686" calcext:value-type="float">
            <text:p>8,0003</text:p>
          </table:table-cell>
          <table:table-cell table:style-name="ce20" table:formula="of:=[.E4]/[.E8]" office:value-type="float" office:value="8.14143464580659" calcext:value-type="float">
            <text:p>8,1414</text:p>
          </table:table-cell>
          <table:table-cell table:style-name="ce20" table:formula="of:=[.F4]/[.F8]" office:value-type="float" office:value="8.43010714363486" calcext:value-type="float">
            <text:p>8,4301</text:p>
          </table:table-cell>
          <table:table-cell table:number-columns-repeated="916"/>
        </table:table-row>
        <table:table-row table:style-name="ro2">
          <table:table-cell table:style-name="ce6" table:number-columns-repeated="6"/>
          <table:table-cell table:number-columns-repeated="916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6"/>
        </table:table-row>
        <table:table-row table:style-name="ro2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6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" table:formula="of:=[.B12]" office:value-type="float" office:value="1000" calcext:value-type="float">
            <text:p>1000</text:p>
          </table:table-cell>
          <table:table-cell table:style-name="ce1" table:formula="of:=[.C12]" office:value-type="float" office:value="2000" calcext:value-type="float">
            <text:p>2000</text:p>
          </table:table-cell>
          <table:table-cell table:style-name="ce1" table:formula="of:=[.D12]" office:value-type="float" office:value="4000" calcext:value-type="float">
            <text:p>4000</text:p>
          </table:table-cell>
          <table:table-cell table:style-name="ce1" table:formula="of:=[.E12]" office:value-type="float" office:value="8000" calcext:value-type="float">
            <text:p>8000</text:p>
          </table:table-cell>
          <table:table-cell table:style-name="ce1" table:formula="of:=[.F12]" office:value-type="float" office:value="16000" calcext:value-type="float">
            <text:p>16000</text:p>
          </table:table-cell>
          <table:table-cell table:number-columns-repeated="91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table:formula="of:=[.B14]/[.$A$23]" office:value-type="float" office:value="0.996157797046866" calcext:value-type="float">
            <text:p>0,9962</text:p>
          </table:table-cell>
          <table:table-cell table:style-name="ce21" table:formula="of:=[.C14]/[.$A$23]" office:value-type="float" office:value="0.986296144257262" calcext:value-type="float">
            <text:p>0,9863</text:p>
          </table:table-cell>
          <table:table-cell table:style-name="ce21" table:formula="of:=[.D14]/[.$A$23]" office:value-type="float" office:value="0.946043212735352" calcext:value-type="float">
            <text:p>0,9460</text:p>
          </table:table-cell>
          <table:table-cell table:style-name="ce21" table:formula="of:=[.E14]/[.$A$23]" office:value-type="float" office:value="0.976789905920657" calcext:value-type="float">
            <text:p>0,9768</text:p>
          </table:table-cell>
          <table:table-cell table:style-name="ce21" table:formula="of:=[.F14]/[.$A$23]" office:value-type="float" office:value="0.980697803418276" calcext:value-type="float">
            <text:p>0,9807</text:p>
          </table:table-cell>
          <table:table-cell table:number-columns-repeated="916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table:formula="of:=[.B15]/[.$A$24]" office:value-type="float" office:value="0.959410653683765" calcext:value-type="float">
            <text:p>0,9594</text:p>
          </table:table-cell>
          <table:table-cell table:style-name="ce20" table:formula="of:=[.C15]/[.$A$24]" office:value-type="float" office:value="0.949935486247811" calcext:value-type="float">
            <text:p>0,9499</text:p>
          </table:table-cell>
          <table:table-cell table:style-name="ce20" table:formula="of:=[.D15]/[.$A$24]" office:value-type="float" office:value="0.940833112490029" calcext:value-type="float">
            <text:p>0,9408</text:p>
          </table:table-cell>
          <table:table-cell table:style-name="ce20" table:formula="of:=[.E15]/[.$A$24]" office:value-type="float" office:value="0.942484027578032" calcext:value-type="float">
            <text:p>0,9425</text:p>
          </table:table-cell>
          <table:table-cell table:style-name="ce20" table:formula="of:=[.F15]/[.$A$24]" office:value-type="float" office:value="0.962422781837184" calcext:value-type="float">
            <text:p>0,9624</text:p>
          </table:table-cell>
          <table:table-cell table:number-columns-repeated="916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1" table:formula="of:=[.B16]/6" office:value-type="float" office:value="1.0157795603077" calcext:value-type="float">
            <text:p>1,0158</text:p>
          </table:table-cell>
          <table:table-cell table:style-name="ce21" table:formula="of:=[.C16]/6" office:value-type="float" office:value="1.02756491806207" calcext:value-type="float">
            <text:p>1,0276</text:p>
          </table:table-cell>
          <table:table-cell table:style-name="ce21" table:formula="of:=[.D16]/6" office:value-type="float" office:value="1.03689779617869" calcext:value-type="float">
            <text:p>1,0369</text:p>
          </table:table-cell>
          <table:table-cell table:style-name="ce21" table:formula="of:=[.E16]/6" office:value-type="float" office:value="1.04103091634257" calcext:value-type="float">
            <text:p>1,0410</text:p>
          </table:table-cell>
          <table:table-cell table:style-name="ce21" table:formula="of:=[.F16]/6" office:value-type="float" office:value="1.04096602526913" calcext:value-type="float">
            <text:p>1,0410</text:p>
          </table:table-cell>
          <table:table-cell table:number-columns-repeated="916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17]/6" office:value-type="float" office:value="1.30987174737707" calcext:value-type="float">
            <text:p>1,3099</text:p>
          </table:table-cell>
          <table:table-cell table:style-name="ce20" table:formula="of:=[.C17]/6" office:value-type="float" office:value="1.32335746466151" calcext:value-type="float">
            <text:p>1,3234</text:p>
          </table:table-cell>
          <table:table-cell table:style-name="ce20" table:formula="of:=[.D17]/6" office:value-type="float" office:value="1.33338974774614" calcext:value-type="float">
            <text:p>1,3334</text:p>
          </table:table-cell>
          <table:table-cell table:style-name="ce20" table:formula="of:=[.E17]/6" office:value-type="float" office:value="1.3569057743011" calcext:value-type="float">
            <text:p>1,3569</text:p>
          </table:table-cell>
          <table:table-cell table:style-name="ce20" table:formula="of:=[.F17]/6" office:value-type="float" office:value="1.40501785727248" calcext:value-type="float">
            <text:p>1,4050</text:p>
          </table:table-cell>
          <table:table-cell table:number-columns-repeated="916"/>
        </table:table-row>
        <table:table-row table:style-name="ro2" table:number-rows-repeated="1048547">
          <table:table-cell table:number-columns-repeated="922"/>
        </table:table-row>
        <table:table-row table:style-name="ro3" table:number-rows-repeated="2">
          <table:table-cell table:number-columns-repeated="922"/>
        </table:table-row>
        <table:table-row table:style-name="ro3">
          <table:table-cell table:number-columns-repeated="922"/>
        </table:table-row>
      </table:table>
      <table:table table:name="data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4">
          <table:table-cell table:style-name="ce39" office:value-type="string" calcext:value-type="string" table:number-columns-spanned="5" table:number-rows-spanned="1">
            <text:p>OpenMP/Task_6/omp_a_s_1_output.txt</text:p>
          </table:table-cell>
          <table:covered-table-cell table:number-columns-repeated="4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778796" calcext:value-type="float">
            <text:p>3,778796</text:p>
          </table:table-cell>
          <table:table-cell table:formula="of:=AVERAGE([.D2:.D4])" office:value-type="float" office:value="3.78331566666667" calcext:value-type="float">
            <text:p>3,78331566666667</text:p>
          </table:table-cell>
          <table:table-cell/>
          <table:table-cell table:formula="of:=AVERAGE([.C2:.C4])" office:value-type="float" office:value="9.000005" calcext:value-type="float">
            <text:p>9,000005</text:p>
          </table:table-cell>
          <table:table-cell table:formula="of:=STDEV([.C2:.C4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785938" calcext:value-type="float">
            <text:p>3,785938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785213" calcext:value-type="float">
            <text:p>3,785213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563641" calcext:value-type="float">
            <text:p>7,563641</text:p>
          </table:table-cell>
          <table:table-cell table:formula="of:=AVERAGE([.D5:.D7])" office:value-type="float" office:value="7.56350666666667" calcext:value-type="float">
            <text:p>7,56350666666667</text:p>
          </table:table-cell>
          <table:table-cell/>
          <table:table-cell table:formula="of:=AVERAGE([.C5:.C7])" office:value-type="float" office:value="9.000001" calcext:value-type="float">
            <text:p>9,000001</text:p>
          </table:table-cell>
          <table:table-cell table:formula="of:=STDEV([.C5:.C7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527427" calcext:value-type="float">
            <text:p>7,527427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599452" calcext:value-type="float">
            <text:p>7,599452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158348" calcext:value-type="float">
            <text:p>15,158348</text:p>
          </table:table-cell>
          <table:table-cell table:formula="of:=AVERAGE([.D8:.D10])" office:value-type="float" office:value="15.1189196666667" calcext:value-type="float">
            <text:p>15,1189196666667</text:p>
          </table:table-cell>
          <table:table-cell/>
          <table:table-cell table:formula="of:=AVERAGE([.C8:.C10])" office:value-type="float" office:value="9" calcext:value-type="float">
            <text:p>9</text:p>
          </table:table-cell>
          <table:table-cell table:formula="of:=STDEV([.C8:.C10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147074" calcext:value-type="float">
            <text:p>15,147074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051337" calcext:value-type="float">
            <text:p>15,051337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167262" calcext:value-type="float">
            <text:p>30,167262</text:p>
          </table:table-cell>
          <table:table-cell table:formula="of:=AVERAGE([.D11:.D13])" office:value-type="float" office:value="30.1322963333333" calcext:value-type="float">
            <text:p>30,1322963333333</text:p>
          </table:table-cell>
          <table:table-cell/>
          <table:table-cell table:formula="of:=AVERAGE([.C11:.C13])" office:value-type="float" office:value="9" calcext:value-type="float">
            <text:p>9</text:p>
          </table:table-cell>
          <table:table-cell table:formula="of:=STDEV([.C11:.C13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142881" calcext:value-type="float">
            <text:p>30,142881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086746" calcext:value-type="float">
            <text:p>30,086746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594701" calcext:value-type="float">
            <text:p>60,594701</text:p>
          </table:table-cell>
          <table:table-cell table:formula="of:=AVERAGE([.D14:.D16])" office:value-type="float" office:value="60.39195" calcext:value-type="float">
            <text:p>60,39195</text:p>
          </table:table-cell>
          <table:table-cell/>
          <table:table-cell table:formula="of:=AVERAGE([.C14:.C16])" office:value-type="float" office:value="9" calcext:value-type="float">
            <text:p>9</text:p>
          </table:table-cell>
          <table:table-cell table:formula="of:=STDEV([.C14:.C16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281605" calcext:value-type="float">
            <text:p>60,281605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299544" calcext:value-type="float">
            <text:p>60,299544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.250004" calcext:value-type="float">
            <text:p>2,250004</text:p>
          </table:table-cell>
          <table:table-cell office:value-type="float" office:value="1.890026" calcext:value-type="float">
            <text:p>1,890026</text:p>
          </table:table-cell>
          <table:table-cell table:formula="of:=AVERAGE([.D17:.D19])" office:value-type="float" office:value="1.898954" calcext:value-type="float">
            <text:p>1,898954</text:p>
          </table:table-cell>
          <table:table-cell/>
          <table:table-cell table:formula="of:=AVERAGE([.C17:.C19])" office:value-type="float" office:value="2.250004" calcext:value-type="float">
            <text:p>2,250004</text:p>
          </table:table-cell>
          <table:table-cell table:formula="of:=STDEV([.C17:.C19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.250004" calcext:value-type="float">
            <text:p>2,250004</text:p>
          </table:table-cell>
          <table:table-cell office:value-type="float" office:value="1.902252" calcext:value-type="float">
            <text:p>1,902252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.250004" calcext:value-type="float">
            <text:p>2,250004</text:p>
          </table:table-cell>
          <table:table-cell office:value-type="float" office:value="1.904584" calcext:value-type="float">
            <text:p>1,904584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.250001" calcext:value-type="float">
            <text:p>2,250001</text:p>
          </table:table-cell>
          <table:table-cell office:value-type="float" office:value="3.820379" calcext:value-type="float">
            <text:p>3,820379</text:p>
          </table:table-cell>
          <table:table-cell table:formula="of:=AVERAGE([.D20:.D22])" office:value-type="float" office:value="3.834298" calcext:value-type="float">
            <text:p>3,834298</text:p>
          </table:table-cell>
          <table:table-cell/>
          <table:table-cell table:formula="of:=AVERAGE([.C20:.C22])" office:value-type="float" office:value="2.250001" calcext:value-type="float">
            <text:p>2,250001</text:p>
          </table:table-cell>
          <table:table-cell table:formula="of:=STDEV([.C20:.C22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.250001" calcext:value-type="float">
            <text:p>2,250001</text:p>
          </table:table-cell>
          <table:table-cell office:value-type="float" office:value="3.841176" calcext:value-type="float">
            <text:p>3,841176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.250001" calcext:value-type="float">
            <text:p>2,250001</text:p>
          </table:table-cell>
          <table:table-cell office:value-type="float" office:value="3.841339" calcext:value-type="float">
            <text:p>3,841339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.25" calcext:value-type="float">
            <text:p>2,25</text:p>
          </table:table-cell>
          <table:table-cell office:value-type="float" office:value="7.720765" calcext:value-type="float">
            <text:p>7,720765</text:p>
          </table:table-cell>
          <table:table-cell table:formula="of:=AVERAGE([.D23:.D25])" office:value-type="float" office:value="7.99060733333333" calcext:value-type="float">
            <text:p>7,99060733333333</text:p>
          </table:table-cell>
          <table:table-cell/>
          <table:table-cell table:formula="of:=AVERAGE([.C23:.C25])" office:value-type="float" office:value="2.25" calcext:value-type="float">
            <text:p>2,25</text:p>
          </table:table-cell>
          <table:table-cell table:formula="of:=STDEV([.C23:.C25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.25" calcext:value-type="float">
            <text:p>2,25</text:p>
          </table:table-cell>
          <table:table-cell office:value-type="float" office:value="8.561937" calcext:value-type="float">
            <text:p>8,561937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.25" calcext:value-type="float">
            <text:p>2,25</text:p>
          </table:table-cell>
          <table:table-cell office:value-type="float" office:value="7.68912" calcext:value-type="float">
            <text:p>7,68912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2.25" calcext:value-type="float">
            <text:p>2,25</text:p>
          </table:table-cell>
          <table:table-cell office:value-type="float" office:value="15.345876" calcext:value-type="float">
            <text:p>15,345876</text:p>
          </table:table-cell>
          <table:table-cell table:formula="of:=AVERAGE([.D26:.D28])" office:value-type="float" office:value="15.424144" calcext:value-type="float">
            <text:p>15,424144</text:p>
          </table:table-cell>
          <table:table-cell/>
          <table:table-cell table:formula="of:=AVERAGE([.C26:.C28])" office:value-type="float" office:value="2.25" calcext:value-type="float">
            <text:p>2,25</text:p>
          </table:table-cell>
          <table:table-cell table:formula="of:=STDEV([.C26:.C28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2.25" calcext:value-type="float">
            <text:p>2,25</text:p>
          </table:table-cell>
          <table:table-cell office:value-type="float" office:value="15.425095" calcext:value-type="float">
            <text:p>15,425095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2.25" calcext:value-type="float">
            <text:p>2,25</text:p>
          </table:table-cell>
          <table:table-cell office:value-type="float" office:value="15.501461" calcext:value-type="float">
            <text:p>15,501461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2.25" calcext:value-type="float">
            <text:p>2,25</text:p>
          </table:table-cell>
          <table:table-cell office:value-type="float" office:value="30.770462" calcext:value-type="float">
            <text:p>30,770462</text:p>
          </table:table-cell>
          <table:table-cell table:formula="of:=AVERAGE([.D29:.D31])" office:value-type="float" office:value="30.7902953333333" calcext:value-type="float">
            <text:p>30,7902953333333</text:p>
          </table:table-cell>
          <table:table-cell/>
          <table:table-cell table:formula="of:=AVERAGE([.C29:.C31])" office:value-type="float" office:value="2.25" calcext:value-type="float">
            <text:p>2,25</text:p>
          </table:table-cell>
          <table:table-cell table:formula="of:=STDEV([.C29:.C31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2.25" calcext:value-type="float">
            <text:p>2,25</text:p>
          </table:table-cell>
          <table:table-cell office:value-type="float" office:value="30.901117" calcext:value-type="float">
            <text:p>30,901117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2.25" calcext:value-type="float">
            <text:p>2,25</text:p>
          </table:table-cell>
          <table:table-cell office:value-type="float" office:value="30.699307" calcext:value-type="float">
            <text:p>30,699307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62504" calcext:value-type="float">
            <text:p>0,562504</text:p>
          </table:table-cell>
          <table:table-cell office:value-type="float" office:value="0.979117" calcext:value-type="float">
            <text:p>0,979117</text:p>
          </table:table-cell>
          <table:table-cell table:formula="of:=AVERAGE([.D32:.D34])" office:value-type="float" office:value="0.985843666666667" calcext:value-type="float">
            <text:p>0,985843666666667</text:p>
          </table:table-cell>
          <table:table-cell/>
          <table:table-cell table:formula="of:=AVERAGE([.C32:.C34])" office:value-type="float" office:value="0.562504" calcext:value-type="float">
            <text:p>0,562504</text:p>
          </table:table-cell>
          <table:table-cell table:formula="of:=STDEV([.C32:.C34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62504" calcext:value-type="float">
            <text:p>0,562504</text:p>
          </table:table-cell>
          <table:table-cell office:value-type="float" office:value="0.988373" calcext:value-type="float">
            <text:p>0,988373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62504" calcext:value-type="float">
            <text:p>0,562504</text:p>
          </table:table-cell>
          <table:table-cell office:value-type="float" office:value="0.990041" calcext:value-type="float">
            <text:p>0,990041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562501" calcext:value-type="float">
            <text:p>0,562501</text:p>
          </table:table-cell>
          <table:table-cell office:value-type="float" office:value="2.004991" calcext:value-type="float">
            <text:p>2,004991</text:p>
          </table:table-cell>
          <table:table-cell table:formula="of:=AVERAGE([.D35:.D37])" office:value-type="float" office:value="1.99053166666667" calcext:value-type="float">
            <text:p>1,99053166666667</text:p>
          </table:table-cell>
          <table:table-cell/>
          <table:table-cell table:formula="of:=AVERAGE([.C35:.C37])" office:value-type="float" office:value="0.562501" calcext:value-type="float">
            <text:p>0,562501</text:p>
          </table:table-cell>
          <table:table-cell table:formula="of:=STDEV([.C35:.C37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562501" calcext:value-type="float">
            <text:p>0,562501</text:p>
          </table:table-cell>
          <table:table-cell office:value-type="float" office:value="2.001292" calcext:value-type="float">
            <text:p>2,001292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562501" calcext:value-type="float">
            <text:p>0,562501</text:p>
          </table:table-cell>
          <table:table-cell office:value-type="float" office:value="1.965312" calcext:value-type="float">
            <text:p>1,965312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4.013722" calcext:value-type="float">
            <text:p>4,013722</text:p>
          </table:table-cell>
          <table:table-cell table:formula="of:=AVERAGE([.D38:.D40])" office:value-type="float" office:value="4.01742866666667" calcext:value-type="float">
            <text:p>4,01742866666667</text:p>
          </table:table-cell>
          <table:table-cell/>
          <table:table-cell table:formula="of:=AVERAGE([.C38:.C40])" office:value-type="float" office:value="0.5625" calcext:value-type="float">
            <text:p>0,5625</text:p>
          </table:table-cell>
          <table:table-cell table:formula="of:=STDEV([.C38:.C40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4.092115" calcext:value-type="float">
            <text:p>4,092115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3.946449" calcext:value-type="float">
            <text:p>3,946449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8.02486" calcext:value-type="float">
            <text:p>8,02486</text:p>
          </table:table-cell>
          <table:table-cell table:formula="of:=AVERAGE([.D41:.D43])" office:value-type="float" office:value="7.992787" calcext:value-type="float">
            <text:p>7,992787</text:p>
          </table:table-cell>
          <table:table-cell/>
          <table:table-cell table:formula="of:=AVERAGE([.C41:.C43])" office:value-type="float" office:value="0.5625" calcext:value-type="float">
            <text:p>0,5625</text:p>
          </table:table-cell>
          <table:table-cell table:formula="of:=STDEV([.C41:.C43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8.018974" calcext:value-type="float">
            <text:p>8,018974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7.934527" calcext:value-type="float">
            <text:p>7,934527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15.799067" calcext:value-type="float">
            <text:p>15,799067</text:p>
          </table:table-cell>
          <table:table-cell table:formula="of:=AVERAGE([.D44:.D46])" office:value-type="float" office:value="15.6874793333333" calcext:value-type="float">
            <text:p>15,6874793333333</text:p>
          </table:table-cell>
          <table:table-cell/>
          <table:table-cell table:formula="of:=AVERAGE([.C44:.C46])" office:value-type="float" office:value="0.5625" calcext:value-type="float">
            <text:p>0,5625</text:p>
          </table:table-cell>
          <table:table-cell table:formula="of:=STDEV([.C44:.C46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15.625187" calcext:value-type="float">
            <text:p>15,625187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15.638184" calcext:value-type="float">
            <text:p>15,638184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4063" calcext:value-type="float">
            <text:p>0,14063</text:p>
          </table:table-cell>
          <table:table-cell office:value-type="float" office:value="0.617536" calcext:value-type="float">
            <text:p>0,617536</text:p>
          </table:table-cell>
          <table:table-cell table:formula="of:=AVERAGE([.D47:.D49])" office:value-type="float" office:value="0.620757333333333" calcext:value-type="float">
            <text:p>0,620757333333333</text:p>
          </table:table-cell>
          <table:table-cell/>
          <table:table-cell table:formula="of:=AVERAGE([.C47:.C49])" office:value-type="float" office:value="0.14063" calcext:value-type="float">
            <text:p>0,14063</text:p>
          </table:table-cell>
          <table:table-cell table:formula="of:=STDEV([.C47:.C49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4063" calcext:value-type="float">
            <text:p>0,14063</text:p>
          </table:table-cell>
          <table:table-cell office:value-type="float" office:value="0.627924" calcext:value-type="float">
            <text:p>0,627924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4063" calcext:value-type="float">
            <text:p>0,14063</text:p>
          </table:table-cell>
          <table:table-cell office:value-type="float" office:value="0.616812" calcext:value-type="float">
            <text:p>0,616812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.140626" calcext:value-type="float">
            <text:p>0,140626</text:p>
          </table:table-cell>
          <table:table-cell office:value-type="float" office:value="1.22975" calcext:value-type="float">
            <text:p>1,22975</text:p>
          </table:table-cell>
          <table:table-cell table:formula="of:=AVERAGE([.D50:.D52])" office:value-type="float" office:value="1.22676866666667" calcext:value-type="float">
            <text:p>1,22676866666667</text:p>
          </table:table-cell>
          <table:table-cell/>
          <table:table-cell table:formula="of:=AVERAGE([.C50:.C52])" office:value-type="float" office:value="0.140626" calcext:value-type="float">
            <text:p>0,140626</text:p>
          </table:table-cell>
          <table:table-cell table:formula="of:=STDEV([.C50:.C52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.140626" calcext:value-type="float">
            <text:p>0,140626</text:p>
          </table:table-cell>
          <table:table-cell office:value-type="float" office:value="1.235474" calcext:value-type="float">
            <text:p>1,235474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.140626" calcext:value-type="float">
            <text:p>0,140626</text:p>
          </table:table-cell>
          <table:table-cell office:value-type="float" office:value="1.215082" calcext:value-type="float">
            <text:p>1,215082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2.422959" calcext:value-type="float">
            <text:p>2,422959</text:p>
          </table:table-cell>
          <table:table-cell table:formula="of:=AVERAGE([.D53:.D55])" office:value-type="float" office:value="2.43015266666667" calcext:value-type="float">
            <text:p>2,43015266666667</text:p>
          </table:table-cell>
          <table:table-cell/>
          <table:table-cell table:formula="of:=AVERAGE([.C53:.C55])" office:value-type="float" office:value="0.140625" calcext:value-type="float">
            <text:p>0,140625</text:p>
          </table:table-cell>
          <table:table-cell table:formula="of:=STDEV([.C53:.C55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2.425029" calcext:value-type="float">
            <text:p>2,425029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2.44247" calcext:value-type="float">
            <text:p>2,44247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4.81901" calcext:value-type="float">
            <text:p>4,81901</text:p>
          </table:table-cell>
          <table:table-cell table:formula="of:=AVERAGE([.D56:.D58])" office:value-type="float" office:value="4.82411166666667" calcext:value-type="float">
            <text:p>4,82411166666667</text:p>
          </table:table-cell>
          <table:table-cell/>
          <table:table-cell table:formula="of:=AVERAGE([.C56:.C58])" office:value-type="float" office:value="0.140625" calcext:value-type="float">
            <text:p>0,140625</text:p>
          </table:table-cell>
          <table:table-cell table:formula="of:=STDEV([.C56:.C58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4.817011" calcext:value-type="float">
            <text:p>4,817011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4.836314" calcext:value-type="float">
            <text:p>4,836314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9.686083" calcext:value-type="float">
            <text:p>9,686083</text:p>
          </table:table-cell>
          <table:table-cell table:formula="of:=AVERAGE([.D59:.D61])" office:value-type="float" office:value="9.66921566666667" calcext:value-type="float">
            <text:p>9,66921566666667</text:p>
          </table:table-cell>
          <table:table-cell/>
          <table:table-cell table:formula="of:=AVERAGE([.C59:.C61])" office:value-type="float" office:value="0.140625" calcext:value-type="float">
            <text:p>0,140625</text:p>
          </table:table-cell>
          <table:table-cell table:formula="of:=STDEV([.C59:.C61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9.621762" calcext:value-type="float">
            <text:p>9,621762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9.699802" calcext:value-type="float">
            <text:p>9,699802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35168" calcext:value-type="float">
            <text:p>0,035168</text:p>
          </table:table-cell>
          <table:table-cell office:value-type="float" office:value="0.492632" calcext:value-type="float">
            <text:p>0,492632</text:p>
          </table:table-cell>
          <table:table-cell table:formula="of:=AVERAGE([.D62:.D64])" office:value-type="float" office:value="0.481385" calcext:value-type="float">
            <text:p>0,481385</text:p>
          </table:table-cell>
          <table:table-cell/>
          <table:table-cell table:formula="of:=AVERAGE([.C62:.C64])" office:value-type="float" office:value="0.035168" calcext:value-type="float">
            <text:p>0,035168</text:p>
          </table:table-cell>
          <table:table-cell table:formula="of:=STDEV([.C62:.C64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35168" calcext:value-type="float">
            <text:p>0,035168</text:p>
          </table:table-cell>
          <table:table-cell office:value-type="float" office:value="0.479699" calcext:value-type="float">
            <text:p>0,479699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35168" calcext:value-type="float">
            <text:p>0,035168</text:p>
          </table:table-cell>
          <table:table-cell office:value-type="float" office:value="0.471824" calcext:value-type="float">
            <text:p>0,471824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0.947737" calcext:value-type="float">
            <text:p>0,947737</text:p>
          </table:table-cell>
          <table:table-cell table:formula="of:=AVERAGE([.D65:.D67])" office:value-type="float" office:value="0.952565333333333" calcext:value-type="float">
            <text:p>0,952565333333333</text:p>
          </table:table-cell>
          <table:table-cell/>
          <table:table-cell table:formula="of:=AVERAGE([.C65:.C67])" office:value-type="float" office:value="0.035157" calcext:value-type="float">
            <text:p>0,035157</text:p>
          </table:table-cell>
          <table:table-cell table:formula="of:=STDEV([.C65:.C67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0.935372" calcext:value-type="float">
            <text:p>0,935372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0.974587" calcext:value-type="float">
            <text:p>0,974587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1.848314" calcext:value-type="float">
            <text:p>1,848314</text:p>
          </table:table-cell>
          <table:table-cell table:formula="of:=AVERAGE([.D68:.D70])" office:value-type="float" office:value="1.889785" calcext:value-type="float">
            <text:p>1,889785</text:p>
          </table:table-cell>
          <table:table-cell/>
          <table:table-cell table:formula="of:=AVERAGE([.C68:.C70])" office:value-type="float" office:value="0.035157" calcext:value-type="float">
            <text:p>0,035157</text:p>
          </table:table-cell>
          <table:table-cell table:formula="of:=STDEV([.C68:.C70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1.887215" calcext:value-type="float">
            <text:p>1,887215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1.933826" calcext:value-type="float">
            <text:p>1,933826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3.618487" calcext:value-type="float">
            <text:p>3,618487</text:p>
          </table:table-cell>
          <table:table-cell table:formula="of:=AVERAGE([.D71:.D73])" office:value-type="float" office:value="3.701104" calcext:value-type="float">
            <text:p>3,701104</text:p>
          </table:table-cell>
          <table:table-cell/>
          <table:table-cell table:formula="of:=AVERAGE([.C71:.C73])" office:value-type="float" office:value="0.035156" calcext:value-type="float">
            <text:p>0,035156</text:p>
          </table:table-cell>
          <table:table-cell table:formula="of:=STDEV([.C71:.C73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3.844439" calcext:value-type="float">
            <text:p>3,844439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3.640386" calcext:value-type="float">
            <text:p>3,640386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7.32408" calcext:value-type="float">
            <text:p>7,32408</text:p>
          </table:table-cell>
          <table:table-cell table:formula="of:=AVERAGE([.D74:.D76])" office:value-type="float" office:value="7.16384133333333" calcext:value-type="float">
            <text:p>7,16384133333333</text:p>
          </table:table-cell>
          <table:table-cell/>
          <table:table-cell table:formula="of:=AVERAGE([.C74:.C76])" office:value-type="float" office:value="0.035156" calcext:value-type="float">
            <text:p>0,035156</text:p>
          </table:table-cell>
          <table:table-cell table:formula="of:=STDEV([.C74:.C76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7.134991" calcext:value-type="float">
            <text:p>7,134991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7.032453" calcext:value-type="float">
            <text:p>7,03245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">
      <number:number number:decimal-places="5" number:min-decimal-places="5" number:min-integer-digits="1"/>
    </number:number-style>
    <number:number-style style:name="N15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47">
      <number:hours/>
      <number:text>:</number:text>
      <number:minutes number:style="long"/>
      <number:text> </number:text>
      <number:am-pm/>
    </number:time-style>
    <number:number-style style:name="N146">
      <number:number number:decimal-places="3" number:min-decimal-places="3" number:min-integer-digits="1"/>
    </number:number-style>
    <number:time-style style:name="N145">
      <number:minutes number:style="long"/>
      <number:text>:</number:text>
      <number:seconds number:style="long" number:decimal-places="1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date-style style:name="N142">
      <number:day/>
      <number:text>/</number:text>
      <number:month number:textual="true"/>
    </number:date-style>
    <number:date-style style:name="N141">
      <number:month number:textual="true"/>
      <number:text>/</number:text>
      <number:year/>
    </number:date-style>
    <number:date-style style:name="N14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39">
      <number:day/>
      <number:text>/</number:text>
      <number:month number:textual="true"/>
      <number:text>/</number:text>
      <number:year/>
    </number:date-style>
    <number:number-style style:name="N13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6">
      <number:number number:decimal-places="7" number:min-decimal-places="7" number:min-integer-digits="1"/>
    </number:number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">
      <number:number number:decimal-places="6" number:min-decimal-places="6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26">
      <number:day/>
      <number:text>/</number:text>
      <number:month/>
      <number:text>/</number:text>
      <number:year number:style="long"/>
    </number:date-style>
    <number:number-style style:name="N12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time-style style:name="N116">
      <number:minutes number:style="long"/>
      <number:text>:</number:text>
      <number:seconds number:style="long"/>
    </number:time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9">
      <number:number number:decimal-places="1" number:min-decimal-places="1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9" number:min-decimal-places="9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6T11:46:05.340037920</dc:date>
    <meta:editing-duration>PT6H55M25S</meta:editing-duration>
    <meta:editing-cycles>22</meta:editing-cycles>
    <meta:generator>LibreOffice/7.3.7.2$Linux_X86_64 LibreOffice_project/30$Build-2</meta:generator>
    <meta:document-statistic meta:table-count="2" meta:cell-count="604" meta:object-count="0"/>
  </office:meta>
</office:document-meta>
</file>